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d4 + Enter <text:s text:c="10"/>打开终端 <text:s text:c="46"/></text:p>
      <text:p text:style-name="P1">Mod4 + r <text:s text:c="14"/>执行程序或命令</text:p>
      <text:p text:style-name="Standard">Mod4 + w <text:s text:c="14"/>打开Awesome主菜单（鼠标右键关闭） <text:s text:c="50"/></text:p>
      <text:p text:style-name="Standard"><text:span text:style-name="T1">Mod4 + Shift + c <text:s text:c="6"/>关闭当前窗口或应用 <text:s text:c="17"/></text:span><text:s text:c="19"/></text:p>
      <text:p text:style-name="Standard">Mod4 + Control + r <text:s text:c="4"/>重启Awesome <text:s text:c="43"/></text:p>
      <text:p text:style-name="Standard">Mod4 + Shift + q <text:s text:c="6"/>退出Awesome</text:p>
      <text:p text:style-name="Standard"/>
      <text:p text:style-name="P1">Mod4 + j <text:s text:c="14"/>切换到下一个窗口 <text:s text:c="38"/></text:p>
      <text:p text:style-name="Standard"><text:span text:style-name="T1">Mod4 + k <text:s text:c="14"/>切换到前一个窗口 <text:s text:c="3"/></text:span><text:s text:c="35"/></text:p>
      <text:p text:style-name="Standard">Mod4 + Left <text:s text:c="11"/>查看前一个tag <text:s text:c="41"/></text:p>
      <text:p text:style-name="Standard">Mod4 + Right <text:s text:c="10"/>查看后一个tag <text:s text:c="41"/></text:p>
      <text:p text:style-name="Standard">Mod4 + 1-9 <text:s text:c="12"/>切换到tag 1-9 <text:s text:c="41"/></text:p>
      <text:p text:style-name="Standard"/>
      <text:p text:style-name="Standard">Mod4 + Control + j <text:s text:c="4"/>切换到下一个屏幕 <text:s text:c="38"/></text:p>
      <text:p text:style-name="Standard">Mod4 + Control + k <text:s text:c="4"/>切换到上一个屏幕 <text:s text:c="38"/></text:p>
      <text:p text:style-name="Standard">Mod4 + Shift + j <text:s text:c="6"/>当前窗口和前一个窗口互换位置 <text:s text:c="26"/></text:p>
      <text:p text:style-name="Standard">Mod4 + Shift + k <text:s text:c="6"/>当前窗口和后一个窗口互换位置 <text:s text:c="26"/></text:p>
      <text:p text:style-name="Standard">Mod4 + h <text:s text:c="14"/>把主区域的宽度增大5% <text:s text:c="34"/></text:p>
      <text:p text:style-name="Standard">Mod4 + l <text:s text:c="14"/>把主区域的宽度减少5%</text:p>
      <text:p text:style-name="Standard"/>
      <text:p text:style-name="P1">Mod4 + m <text:s text:c="14"/>最大化窗口</text:p>
      <text:p text:style-name="P1">Mod4 + n <text:s text:c="14"/>最小化窗口</text:p>
      <text:p text:style-name="Standard"/>
      <text:p text:style-name="Standard">Mod4 + Shift + h <text:s text:c="6"/>增加主区域窗口的数量 <text:s text:c="34"/></text:p>
      <text:p text:style-name="Standard">Mod4 + Shift + l <text:s text:c="6"/>减少主区域窗口的数量 <text:s text:c="34"/></text:p>
      <text:p text:style-name="Standard"><text:span text:style-name="T1">Mod4 + Space <text:s text:c="10"/>切换窗口布局 <text:s text:c="2"/></text:span><text:s text:c="40"/></text:p>
      <text:p text:style-name="Standard">Mod4 + Shift + space <text:s text:c="2"/>把当前tag更换为前一种布局 <text:s text:c="29"/></text:p>
      <text:p text:style-name="Standard">Mod4 + Control + space 切换当前窗口是否为浮动 <text:s text:c="32"/></text:p>
      <text:p text:style-name="Standard"/>
      <text:p text:style-name="Standard">Mod4 + Shift + i <text:s text:c="6"/>显示当前窗口的Class和instance，这在写脚本的时候尤其有用</text:p>
      <text:p text:style-name="Standard"/>
      <text:p text:style-name="Standard"><text:span text:style-name="T1">Mod4 + Shift + r <text:s text:c="6"/>重绘当前窗口 <text:s text:c="6"/></text:span><text:s text:c="36"/></text:p>
      <text:p text:style-name="Standard">Mod4 + t <text:s text:c="14"/>标记窗口（可标记多个） <text:s text:c="32"/></text:p>
      <text:p text:style-name="Standard"><text:span text:style-name="T1">Mod4 + Shift + F1~F9 <text:s text:c="2"/>把标记的窗口移动到第1~9个标记上 <text:s text:c="7"/></text:span><text:s text:c="16"/></text:p>
      <text:p text:style-name="Standard"/>
      <text:p text:style-name="Standard">Ctrl + Mod4 + 1~9 <text:s text:c="5"/>把当前桌面和1~9桌面是显示 <text:s text:c="29"/></text:p>
      <text:p text:style-name="Standard"><text:span text:style-name="T1">Mod4 + 1~9 <text:s text:c="12"/>恢复 <text:s text:c="2"/></text:span><text:s text:c="48"/></text:p>
      <text:p text:style-name="Standard"/>
      <text:p text:style-name="Standard">Mod4 + Esc <text:s text:c="12"/>快速切换到上一个桌面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07:42:13.118490987</meta:creation-date>
    <dc:date>2018-10-08T07:45:13.271859464</dc:date>
    <meta:editing-duration>PT3M</meta:editing-duration>
    <meta:editing-cycles>1</meta:editing-cycles>
    <meta:document-statistic meta:table-count="0" meta:image-count="0" meta:object-count="0" meta:page-count="1" meta:paragraph-count="31" meta:word-count="398" meta:character-count="1941" meta:non-whitespace-character-count="638"/>
    <meta:generator>LibreOffice/6.0.3.2$Linux_X86_64 LibreOffice_project/00m0$Build-2</meta:generator>
  </office:meta>
</office:document-meta>
</file>